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wentry/documentevent.py" manifest:media-type=""/>
  <manifest:file-entry manifest:full-path="Scripts/python/pythonpath/pqwentry/listeners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dialogcommons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datedialog.py" manifest:media-type=""/>
  <manifest:file-entry manifest:full-path="Scripts/python/pythonpath/pqwentry/__init__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6" style:family="table-column">
      <style:table-column-properties fo:break-before="auto" style:column-width="28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振替伝票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38" style:family="table-cell" style:parent-style-name="Default">
      <style:text-properties fo:font-size="12pt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="none"/>
      <style:text-properties fo:font-size="12pt" style:font-size-asian="12pt" style:font-size-complex="12pt"/>
    </style:style>
    <style:style style:name="ce5" style:family="table-cell" style:parent-style-name="Default" style:data-style-name="N20111">
      <style:table-cell-properties fo:background-color="transparent" fo:border="none"/>
      <style:text-properties fo:font-size="12pt"/>
    </style:style>
    <style:style style:name="ce71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11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69" style:family="table-cell" style:parent-style-name="Default">
      <style:table-cell-properties fo:border="none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6" style:family="table-cell" style:parent-style-name="Default" style:data-style-name="N20084">
      <style:table-cell-properties fo:background-color="transparent" fo:border="none"/>
      <style:text-properties fo:font-size="12pt"/>
    </style:style>
    <style:style style:name="ce2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1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24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20084">
      <style:table-cell-properties fo:border="none"/>
      <style:text-properties fo:font-size="12pt"/>
    </style:style>
    <style:style style:name="ce2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30" style:family="table-cell" style:parent-style-name="Default">
      <style:table-cell-properties fo:border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64" style:family="table-cell" style:parent-style-name="Default" style:data-style-name="N20111">
      <style:table-cell-properties fo:border="none"/>
      <style:text-properties fo:font-size="12pt"/>
    </style:style>
    <style:style style:name="ce37" style:family="table-cell" style:parent-style-name="Default">
      <style:table-cell-properties fo:border="none"/>
      <style:text-properties fo:font-size="12pt"/>
    </style:style>
    <style:style style:name="ce39" style:family="table-cell" style:parent-style-name="Default">
      <style:table-cell-properties fo:border-bottom="none" fo:border-left="0.31pt solid #000000" fo:border-right="0.31pt solid #000000" fo:border-top="0.31pt solid #000000"/>
      <style:text-properties fo:font-size="12pt"/>
    </style:style>
    <style:style style:name="ce40" style:family="table-cell" style:parent-style-name="Default">
      <style:table-cell-properties fo:border-bottom="0.31pt solid #000000" fo:border-left="0.31pt solid #000000" fo:border-right="0.31pt solid #000000" fo:border-top="none"/>
      <style:text-properties fo:font-size="12pt"/>
    </style:style>
    <style:style style:name="ce41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  <style:text-properties fo:font-size="12pt"/>
    </style:style>
    <style:style style:name="ce42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  <style:text-properties fo:font-size="12pt"/>
    </style:style>
    <style:style style:name="ce43" style:family="table-cell" style:parent-style-name="Default">
      <style:table-cell-properties fo:border="0.31pt solid #000000"/>
      <style:text-properties fo:font-size="12pt"/>
    </style:style>
    <style:style style:name="ce44" style:family="table-cell" style:parent-style-name="Default" style:data-style-name="N20003">
      <style:table-cell-properties fo:border-bottom="none" fo:border-left="0.31pt solid #000000" fo:border-right="0.31pt solid #000000" fo:border-top="0.31pt solid #000000"/>
      <style:text-properties fo:font-size="12pt"/>
    </style:style>
    <style:style style:name="ce45" style:family="table-cell" style:parent-style-name="Default" style:data-style-name="N20003">
      <style:table-cell-properties fo:border-bottom="0.31pt solid #000000" fo:border-left="0.31pt solid #000000" fo:border-right="0.31pt solid #000000" fo:border-top="none"/>
      <style:text-properties fo:font-size="12pt"/>
    </style:style>
    <style:style style:name="ce46" style:family="table-cell" style:parent-style-name="Default" style:data-style-name="N20003">
      <style:text-properties fo:font-size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number-columns-repeated="1024" table:default-cell-style-name="ce38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" table:style-name="ta2">
        <office:forms form:automatic-focus="false" form:apply-design-mode="false"/>
        <table:table-column table:style-name="co2" table:default-cell-style-name="ce69"/>
        <table:table-column table:style-name="co3" table:default-cell-style-name="ce69"/>
        <table:table-column table:style-name="co4" table:default-cell-style-name="ce69"/>
        <table:table-column table:style-name="co5" table:default-cell-style-name="ce69"/>
        <table:table-column table:style-name="co6" table:number-columns-repeated="1020" table:default-cell-style-name="ce69"/>
        <table:table-row table:style-name="ro2">
          <table:table-cell table:style-name="ce65" office:value-type="string" calcext:value-type="string" table:number-columns-spanned="2" table:number-rows-spanned="1">
            <text:p>仕訳日記帳生成</text:p>
          </table:table-cell>
          <table:covered-table-cell table:style-name="ce17"/>
          <table:table-cell office:value-type="string" calcext:value-type="string">
            <text:p>決算日</text:p>
          </table:table-cell>
          <table:table-cell table:style-name="ce29" office:value-type="string" calcext:value-type="string">
            <text:p>次年度繰越</text:p>
          </table:table-cell>
          <table:table-cell table:style-name="ce20" office:value-type="string" calcext:value-type="string">
            <text:p>賃借対照表</text:p>
          </table:table-cell>
          <table:table-cell table:style-name="ce20" table:number-columns-repeated="5"/>
          <table:table-cell table:number-columns-repeated="8"/>
          <table:table-cell table:style-name="ce20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65" office:value-type="string" calcext:value-type="string" table:number-columns-spanned="2" table:number-rows-spanned="1">
            <text:p>総勘定元帳生成</text:p>
          </table:table-cell>
          <table:covered-table-cell table:style-name="ce17"/>
          <table:table-cell table:style-name="ce16" office:value-type="date" office:date-value="2018-12-31" calcext:value-type="date">
            <text:p>2018-12-31</text:p>
          </table:table-cell>
          <table:table-cell table:style-name="ce30" office:value-type="string" calcext:value-type="string">
            <text:p>小計再計算</text:p>
          </table:table-cell>
          <table:table-cell table:style-name="ce55" office:value-type="string" calcext:value-type="string">
            <text:p>資産の部</text:p>
          </table:table-cell>
          <table:table-cell table:style-name="ce20" table:number-columns-repeated="5"/>
          <table:table-cell table:number-columns-repeated="8"/>
          <table:table-cell table:style-name="ce20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4"/>
          <table:table-cell table:style-name="ce37"/>
        </table:table-row>
        <table:table-row table:style-name="ro2">
          <table:table-cell table:style-name="ce66" office:value-type="string" calcext:value-type="string" table:number-columns-spanned="2" table:number-rows-spanned="1">
            <text:p>全補助元帳生成</text:p>
          </table:table-cell>
          <table:covered-table-cell table:style-name="ce17"/>
          <table:table-cell/>
          <table:table-cell table:style-name="ce20" office:value-type="string" calcext:value-type="string">
            <text:p>科目</text:p>
          </table:table-cell>
          <table:table-cell table:style-name="ce20" office:value-type="string" calcext:value-type="string">
            <text:p>現金</text:p>
          </table:table-cell>
          <table:table-cell table:style-name="ce20" office:value-type="string" calcext:value-type="string">
            <text:p>当座預金</text:p>
          </table:table-cell>
          <table:table-cell table:style-name="ce20" office:value-type="string" calcext:value-type="string">
            <text:p>定期預金</text:p>
          </table:table-cell>
          <table:table-cell table:style-name="ce20" office:value-type="string" calcext:value-type="string">
            <text:p>その他の預金</text:p>
          </table:table-cell>
          <table:table-cell table:style-name="ce20" office:value-type="string" calcext:value-type="string">
            <text:p>受取手形</text:p>
          </table:table-cell>
          <table:table-cell table:style-name="ce20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20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4"/>
          <table:table-cell table:style-name="ce37"/>
        </table:table-row>
        <table:table-row table:style-name="ro2">
          <table:table-cell table:style-name="ce68" office:value-type="string" calcext:value-type="string" table:number-columns-spanned="1" table:number-rows-spanned="2">
            <text:p>伝票内計</text:p>
          </table:table-cell>
          <table:table-cell table:style-name="ce68" office:value-type="string" calcext:value-type="string" table:number-columns-spanned="1" table:number-rows-spanned="2">
            <text:p>伝票番号</text:p>
          </table:table-cell>
          <table:table-cell/>
          <table:table-cell table:style-name="ce20" office:value-type="string" calcext:value-type="string">
            <text:p>補助科目</text:p>
          </table:table-cell>
          <table:table-cell table:style-name="ce20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1004"/>
          <table:table-cell table:style-name="ce37"/>
        </table:table-row>
        <table:table-row table:style-name="ro2">
          <table:covered-table-cell table:style-name="ce4" office:value-type="float" office:value="4" calcext:value-type="float">
            <text:p>4</text:p>
          </table:covered-table-cell>
          <table:covered-table-cell table:style-name="ce17" office:value-type="float" office:value="91" calcext:value-type="float">
            <text:p>91</text:p>
          </table:covered-table-cell>
          <table:table-cell table:style-name="ce20" office:value-type="string" calcext:value-type="string">
            <text:p>取引日</text:p>
          </table:table-cell>
          <table:table-cell table:style-name="ce20" office:value-type="string" calcext:value-type="string">
            <text:p>摘要/小計</text:p>
          </table:table-cell>
          <table:table-cell table:style-name="ce90" office:value-type="float" office:value="-12" calcext:value-type="float">
            <text:p>-12</text:p>
          </table:table-cell>
          <table:table-cell table:style-name="ce90" office:value-type="float" office:value="1006" calcext:value-type="float">
            <text:p>1,006</text:p>
          </table:table-cell>
          <table:table-cell table:style-name="ce91" office:value-type="float" office:value="-986" calcext:value-type="float">
            <text:p>-986</text:p>
          </table:table-cell>
          <table:table-cell table:style-name="ce91" office:value-type="float" office:value="-4" calcext:value-type="float">
            <text:p>-4</text:p>
          </table:table-cell>
          <table:table-cell table:style-name="ce91" office:value-type="float" office:value="4" calcext:value-type="float">
            <text:p>4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number-columns-repeated="30" table:style-name="ce91" office:value-type="float" office:value="0" calcext:value-type="float">
            <text:p>0</text:p>
          </table:table-cell>
          <table:table-cell table:number-columns-repeated="974"/>
          <table:table-cell table:style-name="ce37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21" office:value-type="date" office:date-value="2018-01-01" calcext:value-type="date">
            <text:p>2018/1/1</text:p>
          </table:table-cell>
          <table:table-cell table:style-name="ce20" office:value-type="string" calcext:value-type="string">
            <text:p>前期より繰越</text:p>
          </table:table-cell>
          <table:table-cell table:style-name="ce91"/>
          <table:table-cell table:style-name="ce90"/>
          <table:table-cell table:style-name="ce91" table:number-columns-repeated="6"/>
          <table:table-cell table:style-name="ce90" table:number-columns-repeated="4"/>
          <table:table-cell table:style-name="ce91" table:number-columns-repeated="33"/>
          <table:table-cell table:number-columns-repeated="975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table:style-name="ce23" office:value-type="date" office:date-value="2018-03-02" calcext:value-type="date">
            <text:p>2018-03-02</text:p>
          </table:table-cell>
          <table:table-cell/>
          <table:table-cell table:style-name="ce91" table:number-columns-repeated="45"/>
          <table:table-cell table:number-columns-repeated="975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24" office:value-type="date" office:date-value="2018-10-02" calcext:value-type="date">
            <text:p>2018-10-02</text:p>
          </table:table-cell>
          <table:table-cell/>
          <table:table-cell table:style-name="ce91" office:value-type="float" office:value="-10" calcext:value-type="float">
            <text:p>-10</text:p>
          </table:table-cell>
          <table:table-cell table:style-name="ce91" office:value-type="float" office:value="10" calcext:value-type="float">
            <text:p>10</text:p>
          </table:table-cell>
          <table:table-cell table:style-name="ce91" table:number-columns-repeated="43"/>
          <table:table-cell table:number-columns-repeated="975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23" office:value-type="date" office:date-value="2018-10-02" calcext:value-type="date">
            <text:p>2018-10-02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91" table:number-columns-repeated="44"/>
          <table:table-cell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91"/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-9" calcext:value-type="float">
            <text:p>-9</text:p>
          </table:table-cell>
          <table:table-cell table:style-name="ce91" table:number-columns-repeated="41"/>
          <table:table-cell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23" office:value-type="date" office:date-value="2018-10-24" calcext:value-type="date">
            <text:p>2018-10-24</text:p>
          </table:table-cell>
          <table:table-cell/>
          <table:table-cell table:style-name="ce91" office:value-type="float" office:value="-4" calcext:value-type="float">
            <text:p>-4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-1000" calcext:value-type="float">
            <text:p>-1,000</text:p>
          </table:table-cell>
          <table:table-cell table:style-name="ce91" office:value-type="float" office:value="1000" calcext:value-type="float">
            <text:p>1,000</text:p>
          </table:table-cell>
          <table:table-cell table:style-name="ce91" table:number-columns-repeated="2"/>
          <table:table-cell table:style-name="ce64" table:number-columns-repeated="39"/>
          <table:table-cell table:style-name="ce37"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3" office:value-type="date" office:date-value="2018-10-26" calcext:value-type="date">
            <text:p>2018-10-26</text:p>
          </table:table-cell>
          <table:table-cell/>
          <table:table-cell table:style-name="ce91"/>
          <table:table-cell table:style-name="ce91" office:value-type="float" office:value="-4" calcext:value-type="float">
            <text:p>-4</text:p>
          </table:table-cell>
          <table:table-cell table:style-name="ce91" office:value-type="float" office:value="4" calcext:value-type="float">
            <text:p>4</text:p>
          </table:table-cell>
          <table:table-cell table:style-name="ce91" table:number-columns-repeated="42"/>
          <table:table-cell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date" office:date-value="2018-10-26" calcext:value-type="date">
            <text:p>2018-10-26</text:p>
          </table:table-cell>
          <table:table-cell/>
          <table:table-cell table:style-name="ce91" table:number-columns-repeated="2"/>
          <table:table-cell table:style-name="ce91" office:value-type="float" office:value="-5" calcext:value-type="float">
            <text:p>-5</text:p>
          </table:table-cell>
          <table:table-cell table:style-name="ce91" office:value-type="float" office:value="5" calcext:value-type="float">
            <text:p>5</text:p>
          </table:table-cell>
          <table:table-cell table:style-name="ce91" table:number-columns-repeated="41"/>
          <table:table-cell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23" office:value-type="date" office:date-value="2018-10-27" calcext:value-type="date">
            <text:p>2018-10-27</text:p>
          </table:table-cell>
          <table:table-cell/>
          <table:table-cell table:style-name="ce91" office:value-type="float" office:value="-2" calcext:value-type="float">
            <text:p>-2</text:p>
          </table:table-cell>
          <table:table-cell table:style-name="ce91" office:value-type="float" office:value="2" calcext:value-type="float">
            <text:p>2</text:p>
          </table:table-cell>
          <table:table-cell table:style-name="ce91" table:number-columns-repeated="43"/>
          <table:table-cell table:number-columns-repeated="975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date" office:date-value="2018-10-30" calcext:value-type="date">
            <text:p>2018-10-30</text:p>
          </table:table-cell>
          <table:table-cell/>
          <table:table-cell table:style-name="ce91"/>
          <table:table-cell table:style-name="ce91" office:value-type="float" office:value="990" calcext:value-type="float">
            <text:p>990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-1000" calcext:value-type="float">
            <text:p>-1,000</text:p>
          </table:table-cell>
          <table:table-cell table:style-name="ce91" office:value-type="float" office:value="4" calcext:value-type="float">
            <text:p>4</text:p>
          </table:table-cell>
          <table:table-cell table:style-name="ce91" table:number-columns-repeated="40"/>
          <table:table-cell table:number-columns-repeated="975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18" office:value-type="float" office:value="11" calcext:value-type="float">
            <text:p>11</text:p>
          </table:table-cell>
          <table:table-cell table:style-name="ce31" office:value-type="date" office:date-value="2018-11-09" calcext:value-type="date">
            <text:p>2018-11-09</text:p>
          </table:table-cell>
          <table:table-cell/>
          <table:table-cell table:style-name="ce91" office:value-type="float" office:value="4" calcext:value-type="float">
            <text:p>4</text:p>
          </table:table-cell>
          <table:table-cell table:style-name="ce91" table:number-columns-repeated="44"/>
          <table:table-cell table:number-columns-repeated="975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style-name="ce31" office:value-type="date" office:date-value="2019-11-10" calcext:value-type="date">
            <text:p>2019-11-10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91" table:number-columns-repeated="44"/>
          <table:table-cell table:number-columns-repeated="975"/>
        </table:table-row>
        <table:table-row table:style-name="ro3" table:number-rows-repeated="1048544">
          <table:table-cell table:number-columns-repeated="1024"/>
        </table:table-row>
        <table:table-row table:style-name="ro4" table:number-rows-repeated="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__config___" table:style-name="ta3">
        <table:table-column table:style-name="co1" table:number-columns-repeated="1024" table:default-cell-style-name="ce38"/>
        <table:table-row table:style-name="ro2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dialogstate_伝票履歴</text:p>
          </table:table-cell>
          <table:table-cell table:style-name="ce39" office:value-type="string" calcext:value-type="string">
            <text:p>{"OptionCheck": false, "CheckBox1sate": 1, "CheckBox2sate": 0, "Height": 407, "Width": 627, "CloseCheck": true}</text:p>
          </table:table-cell>
          <table:table-cell table:style-name="ce39" table:number-columns-repeated="4"/>
          <table:table-cell table:number-columns-repeated="1018"/>
        </table:table-row>
        <table:table-row table:style-name="ro5">
          <table:table-cell table:style-name="ce40" office:value-type="string" calcext:value-type="string">
            <text:p>GridDatarows_伝票履歴</text:p>
          </table:table-cell>
          <table:table-cell table:style-name="ce40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 table:style-name="ce40" table:number-columns-repeated="4"/>
          <table:table-cell table:number-columns-repeated="1018"/>
        </table:table-row>
        <table:table-row table:style-name="ro2">
          <table:table-cell table:style-name="ce41" office:value-type="string" calcext:value-type="string">
            <text:p>dialogstate_決算日</text:p>
          </table:table-cell>
          <table:table-cell table:style-name="ce39" office:value-type="string" calcext:value-type="string">
            <text:p>{"CloseCheck": true}</text:p>
          </table:table-cell>
          <table:table-cell table:style-name="ce42"/>
          <table:table-cell table:style-name="ce43"/>
          <table:table-cell table:style-name="ce44"/>
          <table:table-cell table:style-name="ce43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979"/>
        </table:table-row>
        <table:table-row table:style-name="ro1">
          <table:table-cell table:style-name="ce40" table:number-columns-repeated="3"/>
          <table:table-cell table:style-name="ce43"/>
          <table:table-cell table:style-name="ce45"/>
          <table:table-cell table:style-name="ce43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979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/>
          <table:table-cell table:style-name="ce44"/>
          <table:table-cell table:style-name="ce39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979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4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1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00/00/00</text:date>, <text:time style:data-style-name="N2" text:time-value="20:04:51.686081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13T20:35:47.756871847</dc:date>
    <meta:editing-duration>P1DT23H59M51S</meta:editing-duration>
    <meta:editing-cycles>311</meta:editing-cycles>
    <meta:document-statistic meta:table-count="3" meta:cell-count="180" meta:object-count="0"/>
  </office:meta>
</office:document-meta>
</file>